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cf629" officeooo:paragraph-rsid="000cf629"/>
    </style:style>
    <style:style style:name="P2" style:family="paragraph" style:parent-style-name="Text_20_body">
      <style:text-properties style:font-name="Arial" officeooo:rsid="000cf629" officeooo:paragraph-rsid="000cf629"/>
    </style:style>
    <style:style style:name="P3" style:family="paragraph" style:parent-style-name="Title">
      <style:text-properties officeooo:rsid="000cf629" officeooo:paragraph-rsid="000cf629"/>
    </style:style>
    <style:style style:name="P4" style:family="paragraph" style:parent-style-name="Text_20_body">
      <style:text-properties style:font-name="Arial" officeooo:rsid="000cf629" officeooo:paragraph-rsid="000cf629"/>
    </style:style>
    <style:style style:name="P5" style:family="paragraph" style:parent-style-name="Text_20_body">
      <style:text-properties style:font-name="Arial" officeooo:rsid="000edcc9" officeooo:paragraph-rsid="000edcc9"/>
    </style:style>
    <style:style style:name="P6" style:family="paragraph" style:parent-style-name="Heading_20_1">
      <style:text-properties style:font-name="Arial" officeooo:rsid="0000450b" officeooo:paragraph-rsid="000cf629"/>
    </style:style>
    <style:style style:name="P7" style:family="paragraph" style:parent-style-name="Heading_20_2">
      <style:text-properties style:font-name="Arial" officeooo:rsid="000cf629" officeooo:paragraph-rsid="000cf629"/>
    </style:style>
    <style:style style:name="T1" style:family="text">
      <style:text-properties officeooo:rsid="000edcc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ab 9. <text:s/>Scaling and loadbalancing web servers. </text:p>
      <text:p text:style-name="P1"/>
      <text:p text:style-name="P1"/>
      <text:h text:style-name="P6" text:outline-level="1">Background: <text:s/></text:h>
      <text:p text:style-name="P2">In this lab, we will take the web servers that we created in lab 7 and deploy them to an Amazon AWS Auto Scaling Group and also deploy a load balancer to share the traffic between them. </text:p>
      <text:p text:style-name="P2"/>
      <text:h text:style-name="P7" text:outline-level="2">Tasks.</text:h>
      <text:p text:style-name="P2">As before, create a new directory lab 9, and create three files, resources.tf, main.tf and vars.tf. </text:p>
      <text:p text:style-name="P2">You will create an auto scaling group with a desired capacity of three servers<text:span text:style-name="T1">. </text:span></text:p>
      <text:p text:style-name="P5">Use the template files from the previous lab. </text:p>
      <text:p text:style-name="P5">Tasks</text:p>
      <text:p text:style-name="P5"/>
      <text:p text:style-name="P5">1. <text:s/>Create an auto-scaling group and a launch template for the web servers</text:p>
      <text:p text:style-name="P5">2. <text:s/>Create a load balancer for the web servers. </text:p>
      <text:p text:style-name="P5">3. <text:s/>For the auto scaling group define a minimum and maximum of three servers. </text:p>
      <text:p text:style-name="P5">4. <text:s/>Support rolling deployments by setting the create_before_destroy parameter in the ASG livecycle to true. </text:p>
      <text:p text:style-name="P5">5. <text:s/>Make sure the the ASG group doesn't get created before you create the load balancer listening service.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06:21:52.403412992</meta:creation-date>
    <meta:generator>LibreOffice/6.2.2.2$Linux_X86_64 LibreOffice_project/20$Build-2</meta:generator>
    <dc:date>2019-05-30T13:04:45.820498190</dc:date>
    <meta:editing-duration>PT15M15S</meta:editing-duration>
    <meta:editing-cycles>2</meta:editing-cycles>
    <meta:document-statistic meta:table-count="0" meta:image-count="0" meta:object-count="0" meta:page-count="1" meta:paragraph-count="13" meta:word-count="154" meta:character-count="899" meta:non-whitespace-character-count="741"/>
  </office:meta>
</office:document-meta>
</file>